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bb4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2.032cm"/>
    </style:style>
    <style:style style:name="gr4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8" style:family="graphic" style:parent-style-name="standard">
      <style:graphic-properties svg:stroke-color="#993366" draw:fill="solid" draw:fill-color="#00458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color="#ffffff" fo:font-weight="bold" style:font-weight-asian="bold" style:font-weight-complex="bold"/>
    </style:style>
    <style:style style:name="P5" style:family="paragraph">
      <style:paragraph-properties fo:text-align="center"/>
      <style:text-properties fo: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542cm" svg:height="1.016cm" svg:x="0.254cm" svg:y="0.254cm">
          <text:p text:style-name="P1">LOG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1.016cm" svg:x="16.383cm" svg:y="0.254cm">
          <text:p text:style-name="P2">Sign in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7.239cm" svg:height="2.855cm" svg:x="2.032cm" svg:y="3.683cm">
          <draw:text-box draw:corner-radius="0.127cm">
            <text:p text:style-name="P1"><text:span text:style-name="T1">Woooosh. <text:s/>Now you're all soaked!</text:span></text:p>
            <text:p text:style-name="P1"><text:span text:style-name="T2"/></text:p>
            <text:p text:style-name="P1"><text:span text:style-name="T2">Because of our awesome splash message which will go here.</text:span></text:p>
          </draw:text-box>
        </draw:frame>
        <draw:custom-shape draw:style-name="gr4" draw:text-style-name="P2" draw:layer="layout" svg:width="5.461cm" svg:height="4.445cm" svg:x="10.541cm" svg:y="3.0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064cm" svg:height="0.889cm" svg:x="11.176cm" svg:y="3.556cm">
          <text:p text:style-name="P2">Usernam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064cm" svg:height="0.889cm" svg:x="11.176cm" svg:y="4.699cm">
          <text:p text:style-name="P2">Passwor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64cm" svg:height="1.143cm" svg:x="11.176cm" svg:y="5.842cm">
          <text:p text:style-name="P2">Sign up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8.542cm" svg:height="1.27cm" svg:x="0.254cm" svg:y="8.89cm">
          <text:p text:style-name="P2"><text:span text:style-name="T3">Try it out now.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8.542cm" svg:height="9.906cm" svg:x="0.254cm" svg:y="10.16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1.557cm" svg:height="3.302cm" svg:x="3.747cm" svg:y="10.668cm">
          <text:p text:style-name="P2">Clock in Widget</text:p>
          <text:p text:style-name="P2">[See other page]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1.43cm" svg:height="6.096cm" svg:x="3.81cm" svg:y="13.97cm">
          <text:p text:style-name="P2">Time sheet Widget</text:p>
          <text:p text:style-name="P2">[See other page]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9.05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7T15:43:58.472982145</meta:creation-date>
    <dc:date>2014-11-17T16:07:41.336731201</dc:date>
    <meta:editing-duration>PT2M24S</meta:editing-duration>
    <meta:editing-cycles>3</meta:editing-cycles>
    <meta:generator>LibreOffice/4.2.7.2$Linux_X86_64 LibreOffice_project/420$Build-2</meta:generator>
    <meta:document-statistic meta:object-count="11"/>
  </office:meta>
</office:document-meta>
</file>